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 one-shotami jest jak z pudełkiem czekoladek. Losując na oślep, można natrafić na jakiś wyjątkowo paskudny smak, który kompletnie nie trafił w nasze gusta, albo w cukrowy dowód na istnienie Nieba na Ziemi. Do tego w obydwu wypadkach konsumpcja jest szybka, obok jest jeszcze kilkanaście innych czekoladek i czasem ma się koszmarne uczucie niedosytu po konsumpcji. </text:p>
      <text:p text:style-name="Standard"/>
      <text:p text:style-name="Standard">Właśnie tak najprościej byłoby mi streścić moje uczucia po przeczytaniu „Joy and Reflection”, krótkiego opowiadania autorstwa użytkownika Halira. Z jednej strony – zadowolenie, bo był to nad wyraz sympatyczny zlepek słów, ale z drugiej fajnie byłoby dowiedzieć się czegoś więcej.</text:p>
      <text:p text:style-name="Standard"/>
      <text:p text:style-name="Standard">To krótkie, sympatyczne opowiadanko opisuje chwilę życia Pinkie Pie – ale takiej bardzo różnej od tej znanej z serialu. Ot, minęło kilka tysięcy lat, różowawa klacz została alicornem i księżniczką i właśnie idzie usunąć Lustrzany Staw, do którego przypadkiem dokopali się mieszkańcy stolicy Equestrii. Wspomina przy tym dawne dzieje – co jej świetnie idzie, bo jako jedyna ze wszystkich księżniczek w całym kraju, wciąż pamięta wszystko, co się działo w jej życiu.</text:p>
      <text:p text:style-name="Standard"/>
      <text:p text:style-name="Standard">Jako narrator Pinkie sprawuje się idealnie – pozostały jej skłonności do ignorowania czwartej ściany, przez co jest w stanie prowadzić pewnego rodzaju dialog z czytelnikiem. Do tego jest to klacz wyraźnie zmieniona przez życiowe doświadczenia, ale wciąż da się w niej rozpoznać kucyka z serialu. Po prostu zamiast krzyczeć co chwilę o imprezach czy ogólnie zachowywać się jak zagrożenie publiczne, po prostu jest radosną, pozytywnie nastawioną do świata klaczą. O wiele lepiej pasuje na powierniczkę Elementu Śmiechu niż ta wersja Pinkie, jaką ostatnimi czasy serwują nam twórcy serialu.</text:p>
      <text:p text:style-name="Standard"/>
      <text:p text:style-name="Standard">Opowiadanie ma nieco poniżej dwóch tysięcy słów i przypomina piękny szkic – widać zarysy czegoś większego, każda kreska wydaje się mieć znaczenie, a całość jest bardzo przyjemna dla oka. Bardzo przypadło mi do gustu zarysowanie świata – od słówka do słówka zbieramy informacje na temat Equestrii oddalonej o sześć tysięcy lat od tego, co znamy. Szczególnie zaciekawił mnie wątek tego, jak krótka jest pamięć alicornów – pozostałe księżniczki nie sięgają tak dawno we wspomnienia jak Pinkie, przez co zmieniły się o wiele bardziej niż ona.</text:p>
      <text:p text:style-name="Standard"/>
      <text:p text:style-name="Standard">Autor napisał też dłuższe opowiadanie osadzone w tym samym uniwersum – „Pearlwort, Unintentional Villain”. Mam nadzieję że zachowa poziom swojego króciutkiego protoplasty i, w przeciwieństwie do kilku innych opowiadań rozszerzających wątki z one-shotów, nie zawiedzie mnie. </text:p>
      <text:p text:style-name="Standard"/>
      <text:p text:style-name="Standard"><text:a xlink:type="simple" xlink:href="https://www.fimfiction.net/story/363986/joy-and-reflection" text:style-name="ListLabel_20_1" text:visited-style-name="ListLabel_20_1"><text:span text:style-name="T1">https://www.fimfiction.net/story/363986/joy-and-reflection</text:span></text:a></text:p>
      <text:p text:style-name="Standard"/>
      <text:p text:style-name="Standard"><text:a xlink:type="simple" xlink:href="https://derpibooru.org/2059902?q=alicornified%2C++pinkie+pie" text:style-name="ListLabel_20_1" text:visited-style-name="ListLabel_20_1"><text:span text:style-name="T1">https://derpibooru.org/2059902?q=alicornified%2C++pinkie+pie</text:span></text:a> <text:s/>- nada się na to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76" meta:character-count="2645" meta:non-whitespace-character-count="2266"/>
    <meta:generator>LibreOfficeDev/6.0.5.2$Linux_X86_64 LibreOffice_project/</meta:generator>
  </office:meta>
</office:document-meta>
</file>